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ad065" officeooo:paragraph-rsid="000ad065"/>
    </style:style>
    <style:style style:name="P2" style:family="paragraph" style:parent-style-name="Standard">
      <style:paragraph-properties fo:text-align="justify" style:justify-single-word="false"/>
      <style:text-properties officeooo:rsid="000b7074" officeooo:paragraph-rsid="000b7074"/>
    </style:style>
    <style:style style:name="P3" style:family="paragraph" style:parent-style-name="Standard">
      <style:paragraph-properties fo:text-align="justify" style:justify-single-word="false"/>
      <style:text-properties officeooo:paragraph-rsid="000ad065"/>
    </style:style>
    <style:style style:name="T1" style:family="text">
      <style:text-properties officeooo:rsid="000ad065"/>
    </style:style>
    <style:style style:name="T2" style:family="text">
      <style:text-properties officeooo:rsid="000b70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lishment Statement - Sedat Demiriz</text:p>
      <text:p text:style-name="P1"/>
      <text:p text:style-name="P3"><text:span text:style-name="T1">Designed and implemented a Classifier-based Machine Learning system in Python, using the sklearn library’s built-in classifier methods of Gaussian, N Nearest Neighbors and Decision Trees that was able to successfull and consistently differentiate between falls and other similar types of actions from data collected via handheld device linear accelerometers. An additional benchmarking step was implemented to be able to observe what classification model performed the best for any given run of the script, visualized by a plot output and best accuracy score values for each type of classifier.</text:span></text:p>
      <text:p text:style-name="P1"/>
      <text:p text:style-name="P1">Wrote a Bash script to automatically rename and number .csv files in a given folder to be able to later use the name template for easy access and imports of the files into Python <text:span text:style-name="T2">or potentially other environments</text:span>.</text:p>
      <text:p text:style-name="P1"/>
      <text:p text:style-name="P2">Managed and kept up to date a working Git repository to unify group members’ working environment and keep access to all directories and files consistent.</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2T14:12:11.108550839</meta:creation-date>
    <meta:generator>LibreOffice/6.3.3.2$Linux_X86_64 LibreOffice_project/30$Build-2</meta:generator>
    <dc:date>2019-12-02T15:46:46.236486360</dc:date>
    <meta:editing-duration>PT1H34M35S</meta:editing-duration>
    <meta:editing-cycles>2</meta:editing-cycles>
    <meta:document-statistic meta:table-count="0" meta:image-count="0" meta:object-count="0" meta:page-count="1" meta:paragraph-count="4" meta:word-count="156" meta:character-count="1000" meta:non-whitespace-character-count="848"/>
  </office:meta>
</office:document-meta>
</file>